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56cm" fo:min-width="0.79cm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3.56cm" fo:min-width="0.643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2.278cm" fo:min-width="0.81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2cm" fo:min-width="0.89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29cm" svg:height="3.81cm" draw:transform="rotate (-3.14159265358979) translate (7.388cm 11.087cm)">
          <text:p text:style-name="P1">S</text:p>
          <text:p text:style-name="P1">W</text:p>
          <text:p text:style-name="P1">A</text:p>
          <text:p text:style-name="P1">P</text:p>
          <text:p text:style-name="P1">B</text:p>
          <draw:enhanced-geometry svg:viewBox="0 0 21600 21600" draw:mirror-vertical="true" draw:type="rectangle" draw:enhanced-path="M 0 0 L 21600 0 21600 21600 0 21600 0 0 Z N"/>
        </draw:custom-shape>
        <draw:line draw:style-name="gr2" draw:text-style-name="P3" draw:layer="layout" svg:x1="2.677cm" svg:y1="9.141cm" svg:x2="6.106cm" svg:y2="9.141cm">
          <text:p text:style-name="P1">p[15:0]</text:p>
          <text:p text:style-name="P1"/>
        </draw:line>
        <draw:custom-shape draw:style-name="gr3" draw:text-style-name="P2" xml:id="id4" draw:id="id4" draw:layer="layout" svg:width="1.143cm" svg:height="3.81cm" draw:transform="rotate (-3.14159265358979) translate (11.919cm 9.22cm)">
          <text:p text:style-name="P1">S</text:p>
          <text:p text:style-name="P1">W</text:p>
          <text:p text:style-name="P1">A</text:p>
          <text:p text:style-name="P1">P</text:p>
          <text:p text:style-name="P1">B</text:p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xml:id="id3" draw:id="id3" draw:layer="layout" svg:width="1.314cm" svg:height="2.528cm" draw:transform="rotate (-3.14159265358979) translate (10.309cm 8.528cm)">
          <draw:glue-point draw:id="4" svg:x="-4.946cm" svg:y="2.385cm"/>
          <draw:glue-point draw:id="5" svg:x="-5.007cm" svg:y="-2.337cm"/>
          <text:p text:style-name="P1">+</text:p>
          <draw:enhanced-geometry svg:viewBox="0 0 21600 21600" draw:mirror-vertical="true" draw:mirror-horizontal="false" draw:type="rectangle" draw:enhanced-path="M 0 0 L 21600 0 21600 21600 0 21600 0 0 Z N"/>
        </draw:custom-shape>
        <draw:g xml:id="id6" draw:id="id6">
          <draw:custom-shape draw:style-name="gr5" draw:text-style-name="P2" xml:id="id1" draw:id="id1" draw:layer="layout" svg:width="1.397cm" svg:height="1.27cm" draw:transform="rotate (-3.14159265358979) translate (14.248cm 11.836cm)">
            <text:p text:style-name="P1"/>
            <draw:enhanced-geometry svg:viewBox="0 0 21600 21600" draw:mirror-vertical="true" draw:mirror-horizontal="false" draw:type="rectangle" draw:enhanced-path="M 0 0 L 21600 0 21600 21600 0 21600 0 0 Z N"/>
          </draw:custom-shape>
          <draw:connector draw:style-name="gr6" draw:text-style-name="P3" draw:layer="layout" draw:type="line" svg:x1="13.549cm" svg:y1="10.566cm" svg:x2="13.549cm" svg:y2="10.566cm" draw:start-shape="id1" draw:end-shape="id1" svg:d="M13549 10566z" svg:viewBox="0 0 1 1">
            <text:p/>
          </draw:connector>
          <draw:line draw:style-name="gr6" draw:text-style-name="P3" draw:layer="layout" svg:x1="13.004cm" svg:y1="11.537cm" svg:x2="12.85cm" svg:y2="11.664cm">
            <text:p/>
          </draw:line>
          <draw:line draw:style-name="gr6" draw:text-style-name="P3" draw:layer="layout" svg:x1="13.005cm" svg:y1="11.539cm" svg:x2="12.85cm" svg:y2="11.404cm">
            <text:p/>
          </draw:line>
        </draw:g>
        <draw:g xml:id="id7" draw:id="id7">
          <draw:custom-shape draw:style-name="gr5" draw:text-style-name="P2" xml:id="id2" draw:id="id2" draw:layer="layout" svg:width="1.397cm" svg:height="1.27cm" draw:transform="rotate (-3.14159265358979) translate (14.282cm 8.01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onnector draw:style-name="gr6" draw:text-style-name="P3" draw:layer="layout" draw:type="line" svg:x1="13.583cm" svg:y1="6.742cm" svg:x2="13.583cm" svg:y2="6.742cm" draw:start-shape="id2" draw:end-shape="id2" svg:d="M13583 6742z" svg:viewBox="0 0 1 1">
            <text:p/>
          </draw:connector>
          <draw:line draw:style-name="gr6" draw:text-style-name="P3" draw:layer="layout" svg:x1="13.038cm" svg:y1="7.713cm" svg:x2="12.884cm" svg:y2="7.84cm">
            <text:p/>
          </draw:line>
          <draw:line draw:style-name="gr6" draw:text-style-name="P3" draw:layer="layout" svg:x1="13.039cm" svg:y1="7.715cm" svg:x2="12.884cm" svg:y2="7.58cm">
            <text:p/>
          </draw:line>
        </draw:g>
        <draw:custom-shape draw:style-name="gr1" draw:text-style-name="P2" xml:id="id9" draw:id="id9" draw:layer="layout" svg:width="1.29cm" svg:height="3.81cm" draw:transform="rotate (-3.14159265358979) translate (17.589cm 11.124cm)">
          <draw:glue-point draw:id="4" svg:x="-5.007cm" svg:y="1.834cm"/>
          <draw:glue-point draw:id="5" svg:x="-5.007cm" svg:y="-2.929cm"/>
          <text:p text:style-name="P1">C</text:p>
          <text:p text:style-name="P1">H</text:p>
          <text:p text:style-name="P1">E</text:p>
          <text:p text:style-name="P1">C</text:p>
          <text:p text:style-name="P1">K</text:p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xml:id="id5" draw:id="id5" draw:layer="layout" svg:width="1.314cm" svg:height="2.528cm" draw:transform="rotate (-3.14159265358979) translate (10.181cm 12.504cm)">
          <draw:glue-point draw:id="4" svg:x="-0.631cm" svg:y="-3.433cm"/>
          <draw:glue-point draw:id="5" svg:x="-5.007cm" svg:y="2.547cm"/>
          <draw:glue-point draw:id="6" svg:x="-5.007cm" svg:y="-2.476cm"/>
          <text:p text:style-name="P1">^</text:p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7" draw:text-style-name="P3" draw:layer="layout" draw:type="line" svg:x1="10.309cm" svg:y1="7.264cm" svg:x2="10.776cm" svg:y2="7.315cm" draw:start-shape="id3" draw:start-glue-point="1" draw:end-shape="id4" svg:d="M10309 7264l467 51" svg:viewBox="0 0 468 52">
          <text:p/>
        </draw:connector>
        <draw:connector draw:style-name="gr7" draw:text-style-name="P3" draw:layer="layout" draw:type="line" svg:x1="10.181cm" svg:y1="11.24cm" svg:x2="12.85cm" svg:y2="11.201cm" draw:start-shape="id5" draw:start-glue-point="1" draw:end-shape="id6" draw:end-glue-point="3" svg:d="M10181 11240l2669-39" svg:viewBox="0 0 2670 40">
          <text:p/>
        </draw:connector>
        <draw:connector draw:style-name="gr7" draw:text-style-name="P3" draw:layer="layout" draw:type="line" svg:x1="11.919cm" svg:y1="7.315cm" svg:x2="12.884cm" svg:y2="7.377cm" draw:start-shape="id4" draw:start-glue-point="1" draw:end-shape="id7" draw:end-glue-point="3" svg:d="M11919 7315l965 62" svg:viewBox="0 0 966 63">
          <text:p/>
        </draw:connector>
        <draw:connector draw:style-name="gr7" draw:text-style-name="P3" draw:layer="layout" draw:line-skew="0.05cm" svg:x1="7.388cm" svg:y1="9.182cm" svg:x2="8.867cm" svg:y2="11.883cm" draw:start-shape="id8" draw:start-glue-point="1" draw:end-shape="id5" draw:end-glue-point="5" svg:d="M7388 9182h790v2701h689" svg:viewBox="0 0 1480 2702">
          <text:p/>
        </draw:connector>
        <draw:connector draw:style-name="gr7" draw:text-style-name="P3" draw:layer="layout" svg:x1="7.388cm" svg:y1="9.182cm" svg:x2="8.995cm" svg:y2="6.674cm" draw:start-shape="id8" draw:start-glue-point="1" draw:end-shape="id3" draw:end-glue-point="5" svg:d="M7388 9182h804v-2508h803" svg:viewBox="0 0 1608 2509">
          <text:p/>
        </draw:connector>
        <draw:connector draw:style-name="gr8" draw:text-style-name="P3" draw:layer="layout" draw:line-skew="0.163cm" svg:x1="14.282cm" svg:y1="7.377cm" svg:x2="16.299cm" svg:y2="8.104cm" draw:start-shape="id7" draw:start-glue-point="1" draw:end-shape="id9" draw:end-glue-point="5" svg:d="M14282 7377h1172v727h845" svg:viewBox="0 0 2018 728">
          <text:p text:style-name="P1">r6</text:p>
          <text:p text:style-name="P1"/>
          <text:p text:style-name="P1"/>
        </draw:connector>
        <draw:connector draw:style-name="gr8" draw:text-style-name="P3" draw:layer="layout" draw:line-skew="-0.409cm" svg:x1="14.248cm" svg:y1="11.201cm" svg:x2="16.299cm" svg:y2="9.917cm" draw:start-shape="id6" draw:start-glue-point="1" draw:end-shape="id9" draw:end-glue-point="4" svg:d="M14248 11201h617v-1284h1434" svg:viewBox="0 0 2052 1285">
          <text:p text:style-name="P1"/>
          <text:p text:style-name="P1"/>
          <text:p text:style-name="P1"/>
          <text:p text:style-name="P1">r4</text:p>
        </draw:connector>
        <draw:connector draw:style-name="gr7" draw:text-style-name="P3" draw:layer="layout" draw:line-skew="0.683cm 0.832cm 0.016cm" svg:x1="14.282cm" svg:y1="7.377cm" svg:x2="8.867cm" svg:y2="10.615cm" draw:start-shape="id7" draw:start-glue-point="1" draw:end-shape="id5" draw:end-glue-point="6" svg:d="M14282 7377h1184v2449h-7084v789h485" svg:viewBox="0 0 7085 3239">
          <text:p/>
        </draw:connector>
        <draw:connector draw:style-name="gr7" draw:text-style-name="P3" draw:layer="layout" draw:line-skew="0.116cm -0.046cm -0.051cm" svg:x1="14.248cm" svg:y1="11.201cm" svg:x2="9.003cm" svg:y2="7.866cm" draw:start-shape="id6" draw:start-glue-point="1" draw:end-shape="id3" draw:end-glue-point="4" svg:d="M14248 11201h617v-1700h-6422v-1635h560" svg:viewBox="0 0 6423 33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15:13:40.338000000</meta:creation-date>
    <dc:date>2016-08-27T16:13:23.239000000</dc:date>
    <meta:editing-duration>PT49M23S</meta:editing-duration>
    <meta:editing-cycles>20</meta:editing-cycles>
    <meta:generator>LibreOffice/5.1.1.3$Windows_X86_64 LibreOffice_project/89f508ef3ecebd2cfb8e1def0f0ba9a803b88a6d</meta:generator>
    <meta:document-statistic meta:object-count="25"/>
  </office:meta>
</office:document-meta>
</file>